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131" officeooo:paragraph-rsid="0010e131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0e131" officeooo:paragraph-rsid="0010e131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1</text:p>
      <text:p text:style-name="P1">This is gonna be a good stor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4:29:38.818077387</meta:creation-date>
    <dc:date>2014-05-01T04:32:22.024904530</dc:date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39" meta:non-whitespace-character-count="32"/>
    <meta:generator>LibreOffice/4.2.3.3$Linux_X86_64 LibreOffice_project/420m0$Build-3</meta:generator>
  </office:meta>
</office:document-meta>
</file>